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00/00/00</text:date>, <text:time style:data-style-name="N2" text:time-value="22:54:55.778903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7-04T22:56:26.518558267</dc:date>
    <meta:editing-duration>PT9H18M13S</meta:editing-duration>
    <meta:editing-cycles>171</meta:editing-cycles>
    <meta:generator>LibreOffice/5.1.0.3$Linux_X86_64 LibreOffice_project/5e3e00a007d9b3b6efb6797a8b8e57b51ab1f737</meta:generator>
    <meta:document-statistic meta:table-count="3" meta:cell-count="527" meta:object-count="0"/>
  </office:meta>
</office:document-meta>
</file>